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 fo:padding="0.0193in" fo:border="0.06pt solid #d9d9e3"/>
      <style:text-properties loext:padding="0.0193in" loext:border="0.06pt solid #d9d9e3"/>
    </style:style>
    <style:style style:name="P2" style:family="paragraph" style:parent-style-name="Text_20_body" style:list-style-name="L1">
      <style:paragraph-properties fo:padding="0.0193in" fo:border="0.06pt solid #d9d9e3"/>
      <style:text-properties loext:padding="0.0193in" loext:border="0.06pt solid #d9d9e3"/>
    </style:style>
    <style:style style:name="P3" style:family="paragraph" style:parent-style-name="Text_20_body">
      <style:text-properties loext:padding="0.0193in" loext:border="0.06pt solid #d9d9e3"/>
    </style:style>
    <style:style style:name="P4" style:family="paragraph" style:parent-style-name="Text_20_body">
      <style:paragraph-properties fo:padding="0.0193in" fo:border="0.06pt solid #d9d9e3"/>
      <style:text-properties loext:padding="0.0193in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35066097" text:style-name="L1">
        <text:list-item>
          <text:p text:style-name="P2">Introduction to Neural Networks</text:p>
          <text:list>
            <text:list-item>
              <text:p text:style-name="P1">Brief history and background</text:p>
            </text:list-item>
            <text:list-item>
              <text:p text:style-name="P1">Basic concepts of artificial neurons and neural networks</text:p>
            </text:list-item>
            <text:list-item>
              <text:p text:style-name="P1">Types of neural networks: feedforward, recurrent, convolutional, etc.</text:p>
            </text:list-item>
            <text:list-item>
              <text:p text:style-name="P1">Applications of neural networks in various fields (image recognition, natural language processing, finance, etc.)</text:p>
            </text:list-item>
          </text:list>
        </text:list-item>
        <text:list-item>
          <text:p text:style-name="P2">Neural Network Architectures</text:p>
          <text:list>
            <text:list-item>
              <text:p text:style-name="P1">Feedforward Neural Networks (Multilayer Perceptron)</text:p>
            </text:list-item>
            <text:list-item>
              <text:p text:style-name="P1">Recurrent Neural Networks (RNNs)</text:p>
            </text:list-item>
            <text:list-item>
              <text:p text:style-name="P1">Convolutional Neural Networks (CNNs)</text:p>
            </text:list-item>
            <text:list-item>
              <text:p text:style-name="P1">Generative Adversarial Networks (GANs)</text:p>
            </text:list-item>
            <text:list-item>
              <text:p text:style-name="P1">Self-Organizing Maps (SOMs)</text:p>
            </text:list-item>
            <text:list-item>
              <text:p text:style-name="P1">Radial Basis Function Networks (RBFNs)</text:p>
            </text:list-item>
          </text:list>
        </text:list-item>
        <text:list-item>
          <text:p text:style-name="P2">Training and Learning Algorithms</text:p>
          <text:list>
            <text:list-item>
              <text:p text:style-name="P1">Backpropagation algorithm</text:p>
            </text:list-item>
            <text:list-item>
              <text:p text:style-name="P1">Gradient descent and optimization techniques</text:p>
            </text:list-item>
            <text:list-item>
              <text:p text:style-name="P1">Regularization methods (dropout, weight decay)</text:p>
            </text:list-item>
            <text:list-item>
              <text:p text:style-name="P1">Activation functions (sigmoid, ReLU, tanh)</text:p>
            </text:list-item>
            <text:list-item>
              <text:p text:style-name="P1">Learning rate and convergence considerations</text:p>
            </text:list-item>
          </text:list>
        </text:list-item>
        <text:list-item>
          <text:p text:style-name="P2">Deep Learning</text:p>
          <text:list>
            <text:list-item>
              <text:p text:style-name="P1">Deep neural networks and their advantages</text:p>
            </text:list-item>
            <text:list-item>
              <text:p text:style-name="P1">Deep learning architectures (Deep belief networks, Autoencoders)</text:p>
            </text:list-item>
            <text:list-item>
              <text:p text:style-name="P1">Transfer learning and pre-trained models</text:p>
            </text:list-item>
            <text:list-item>
              <text:p text:style-name="P1">Deep reinforcement learning</text:p>
            </text:list-item>
            <text:list-item>
              <text:p text:style-name="P1">Applications of deep learning (computer vision, speech recognition, natural language processing)</text:p>
            </text:list-item>
          </text:list>
        </text:list-item>
        <text:list-item>
          <text:p text:style-name="P2">Applications of Neural Networks</text:p>
          <text:list>
            <text:list-item>
              <text:p text:style-name="P1">Image classification and object recognition</text:p>
            </text:list-item>
            <text:list-item>
              <text:p text:style-name="P1">Natural language processing and sentiment analysis</text:p>
            </text:list-item>
            <text:list-item>
              <text:p text:style-name="P1">Time series prediction and forecasting</text:p>
            </text:list-item>
            <text:list-item>
              <text:p text:style-name="P1">Recommender systems</text:p>
            </text:list-item>
            <text:list-item>
              <text:p text:style-name="P1"><text:soft-page-break/>Fraud detection and anomaly detection</text:p>
            </text:list-item>
            <text:list-item>
              <text:p text:style-name="P1">Medical diagnosis and healthcare applications</text:p>
            </text:list-item>
          </text:list>
        </text:list-item>
        <text:list-item>
          <text:p text:style-name="P2">Neural Network Interpretability and Explainability</text:p>
          <text:list>
            <text:list-item>
              <text:p text:style-name="P1">Understanding black box models</text:p>
            </text:list-item>
            <text:list-item>
              <text:p text:style-name="P1">Feature importance and attribution methods</text:p>
            </text:list-item>
            <text:list-item>
              <text:p text:style-name="P1">Visualization techniques (activation maps, saliency maps)</text:p>
            </text:list-item>
            <text:list-item>
              <text:p text:style-name="P1">Model transparency and trustworthiness</text:p>
            </text:list-item>
          </text:list>
        </text:list-item>
        <text:list-item>
          <text:p text:style-name="P2">Neural Network Hardware Acceleration</text:p>
          <text:list>
            <text:list-item>
              <text:p text:style-name="P1">GPU computing and parallel processing</text:p>
            </text:list-item>
            <text:list-item>
              <text:p text:style-name="P1">Application-specific integrated circuits (ASICs)</text:p>
            </text:list-item>
            <text:list-item>
              <text:p text:style-name="P1">Field-programmable gate arrays (FPGAs)</text:p>
            </text:list-item>
            <text:list-item>
              <text:p text:style-name="P1">Neuromorphic computing</text:p>
            </text:list-item>
          </text:list>
        </text:list-item>
        <text:list-item>
          <text:p text:style-name="P2">Challenges and Future Directions</text:p>
          <text:list>
            <text:list-item>
              <text:p text:style-name="P1">Overfitting and underfitting</text:p>
            </text:list-item>
            <text:list-item>
              <text:p text:style-name="P1">Data availability and quality</text:p>
            </text:list-item>
            <text:list-item>
              <text:p text:style-name="P1">Ethical considerations in AI and neural networks</text:p>
            </text:list-item>
            <text:list-item>
              <text:p text:style-name="P1">Advances in neural network research (attention mechanisms, transformer models, graph neural networks)</text:p>
            </text:list-item>
            <text:list-item>
              <text:p text:style-name="P2">Potential future applications and impact of neural networks</text:p>
            </text:list-item>
          </text:list>
        </text:list-item>
      </text:list>
      <text:p text:style-name="P4">Remember to choose a topic that aligns with your interests and audience's background. You can further expand on these topics and explore specific subtopics based on the depth and duration of your presentation.</text:p>
      <text:p text:style-name="P3">Regenerate response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07:59:07.840593032</meta:creation-date>
    <dc:date>2023-06-04T08:43:18.749799110</dc:date>
    <meta:editing-duration>PT44M11S</meta:editing-duration>
    <meta:editing-cycles>1</meta:editing-cycles>
    <meta:document-statistic meta:table-count="0" meta:image-count="0" meta:object-count="0" meta:page-count="2" meta:paragraph-count="49" meta:word-count="321" meta:character-count="2302" meta:non-whitespace-character-count="2077"/>
    <meta:generator>LibreOffice/7.4.7.2$Linux_X86_64 LibreOffice_project/40$Build-2</meta:generator>
  </office:meta>
</office:document-meta>
</file>